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="" draw:marker-start-width="0.508cm" draw:marker-end="Diamond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75cm" fo:min-width="7.4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7.42cm"/>
    </style:style>
    <style:style style:name="gr5" style:family="graphic" style:parent-style-name="objectwithoutfill">
      <style:graphic-properties draw:stroke="solid" draw:stroke-dash="Fine_20_Dashed" svg:stroke-width="0.051cm" draw:marker-start-width="0.152cm" draw:marker-end="Rounded_20_short_20_Arrow" draw:marker-end-width="0.6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draw:marker-start-width="0.152cm" draw:marker-end="Triangle_20_unfilled" draw:marker-end-width="0.6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="Short_20_line_20_Arrow" draw:marker-start-width="0.152cm" draw:marker-end="Short_20_line_20_Arrow" draw:marker-end-width="0.6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457cm" draw:marker-end="Short_20_line_20_Arrow" draw:marker-end-width="0.6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-width="0.152cm" draw:marker-end="Diamond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text-align="center"/>
      <style:text-properties fo:font-style="normal" style:font-style-asian="normal" style:font-style-complex="normal"/>
    </style:style>
    <style:style style:name="P8" style:family="paragraph">
      <loext:graphic-properties draw:fill-color="#ffffff"/>
      <style:paragraph-properties fo:text-align="start"/>
      <style:text-properties fo:font-style="normal" style:font-style-asian="normal" style:font-style-complex="normal"/>
    </style:style>
    <style:style style:name="P9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2cm" svg:height="2cm" svg:x="15.3cm" svg:y="14.1cm">
          <text:p text:style-name="P1">DeviceRow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2.2cm" svg:height="3.8cm" svg:x="15.3cm" svg:y="16.1cm">
          <text:p text:style-name="P3">getDevice(int index):Device</text:p>
          <text:p text:style-name="P3">getSize():int</text:p>
          <text:p text:style-name="P3">allOff() </text:p>
          <text:p text:style-name="P3">allOn() {throws DeviceIsOverException}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cm" svg:height="1.5cm" svg:x="3.3cm" svg:y="4cm">
          <text:p text:style-name="P1">&lt;&lt;interface&gt;&gt; Devic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1cm" svg:height="3cm" svg:x="3.3cm" svg:y="5.5cm">
          <text:p text:style-name="P3">on() {throws DeviceIsOverException}</text:p>
          <text:p text:style-name="P3">off()</text:p>
          <text:p text:style-name="P3">isOn():boolean</text:p>
          <text:p text:style-name="P3">isOver():boolean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4cm" svg:y1="8.5cm" svg:x2="15.4cm" svg:y2="9.585cm">
          <text:p/>
        </draw:line>
        <draw:custom-shape draw:style-name="gr1" draw:text-style-name="P6" draw:layer="layout" svg:width="7.92cm" svg:height="1.5cm" svg:x="3.3cm" svg:y="10cm">
          <text:p text:style-name="P1"><text:span text:style-name="T1">AbstractDe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2cm" svg:height="4cm" svg:x="3.3cm" svg:y="11.3cm">
          <text:p text:style-name="P3">+on() {leaf}</text:p>
          <text:p text:style-name="P3">+off() {leaf}</text:p>
          <text:p text:style-name="P3">+isOn():boolean {leaf}</text:p>
          <text:p text:style-name="P3">+isOver():boolean {leaf}</text:p>
          <text:p text:style-name="P3"><text:span text:style-name="T1">#onFails():boolean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7.92cm" svg:height="1.5cm" svg:x="3.3cm" svg:y="16.8cm">
          <text:p text:style-name="P1"><text:span text:style-name="T2">CountdownDe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92cm" svg:height="1.5cm" svg:x="3.3cm" svg:y="18.3cm">
          <text:p text:style-name="P3"><text:span text:style-name="T2">#onFails():boolean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cm" svg:y1="16.8cm" svg:x2="7cm" svg:y2="15.3cm">
          <text:p/>
        </draw:line>
        <draw:line draw:style-name="gr6" draw:text-style-name="P5" draw:layer="layout" svg:x1="7cm" svg:y1="10cm" svg:x2="7cm" svg:y2="8.5cm">
          <text:p/>
        </draw:line>
        <draw:custom-shape draw:style-name="gr1" draw:text-style-name="P7" draw:layer="layout" svg:width="7.92cm" svg:height="1.5cm" svg:x="17.5cm" svg:y="4cm">
          <text:p text:style-name="P1"><text:span text:style-name="T2">&lt;&lt;exception&gt;&gt;</text:span></text:p>
          <text:p text:style-name="P1"><text:span text:style-name="T2">DeviceIsOverExce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7.92cm" svg:height="2cm" svg:x="17.5cm" svg:y="5.5cm">
          <text:p text:style-name="P3"><text:span text:style-name="T2">getDevice():Device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4.5cm" svg:y1="5cm" svg:x2="17.5cm" svg:y2="5cm">
          <text:p/>
        </draw:line>
        <draw:line draw:style-name="gr8" draw:text-style-name="P5" draw:layer="layout" svg:x1="24.5cm" svg:y1="14cm" svg:x2="24.5cm" svg:y2="7.5cm">
          <text:p/>
        </draw:line>
        <draw:custom-shape draw:style-name="gr1" draw:text-style-name="P7" draw:layer="layout" svg:width="7.92cm" svg:height="1.5cm" svg:x="15.38cm" svg:y="9.6cm">
          <text:p text:style-name="P1"><text:span text:style-name="T2">java.util.List&lt;Device&gt;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9cm" svg:y1="11cm" svg:x2="19cm" svg:y2="14cm">
          <text:p/>
        </draw:line>
        <draw:frame draw:style-name="gr10" draw:text-style-name="P9" draw:layer="layout" svg:width="0.853cm" svg:height="1.038cm" svg:x="14.3cm" svg:y="7.6cm">
          <draw:text-box>
            <text:p>n</text:p>
          </draw:text-box>
        </draw:frame>
        <draw:frame draw:style-name="gr10" draw:text-style-name="P9" draw:layer="layout" svg:width="0.853cm" svg:height="1.038cm" svg:x="19.101cm" svg:y="11.2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9M45S</meta:editing-duration>
    <meta:editing-cycles>22</meta:editing-cycles>
    <meta:generator>LibreOffice/4.4.3.2$Linux_X86_64 LibreOffice_project/40m0$Build-2</meta:generator>
    <dc:date>2016-10-28T23:35:10.256415220</dc:date>
    <meta:document-statistic meta:object-count="19"/>
  </office:meta>
</office:document-meta>
</file>